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justify" style:justify-single-word="false" fo:hyphenation-ladder-count="no-limit" style:text-autospace="none"/>
      <style:text-properties fo:language="ru" fo:country="RU" fo:hyphenate="false" fo:hyphenation-remain-char-count="2" fo:hyphenation-push-char-count="2"/>
    </style:style>
    <style:style style:name="P3" style:family="paragraph" style:parent-style-name="Standard">
      <style:paragraph-properties fo:text-align="start" style:justify-single-word="false"/>
      <style:text-properties fo:language="ru" fo:country="RU"/>
    </style:style>
    <style:style style:name="P4" style:family="paragraph" style:parent-style-name="Standard">
      <style:paragraph-properties fo:text-align="start" style:justify-single-word="false" fo:hyphenation-ladder-count="no-limit" style:text-autospace="none"/>
      <style:text-properties fo:language="ru" fo:country="RU" fo:hyphenate="false" fo:hyphenation-remain-char-count="2" fo:hyphenation-push-char-count="2"/>
    </style:style>
    <style:style style:name="P5" style:family="paragraph" style:parent-style-name="Standard">
      <style:text-properties fo:font-size="11pt" fo:language="ru" fo:country="RU" style:font-size-asian="11pt" style:font-size-complex="11pt"/>
    </style:style>
    <style:style style:name="P6" style:family="paragraph" style:parent-style-name="Standard" style:list-style-name="L1">
      <style:text-properties fo:language="ru" fo:country="RU"/>
    </style:style>
    <style:style style:name="P7" style:family="paragraph" style:parent-style-name="Standard" style:list-style-name="L2">
      <style:text-properties fo:language="ru" fo:country="RU"/>
    </style:style>
    <style:style style:name="P8" style:family="paragraph" style:parent-style-name="Standard">
      <style:paragraph-properties fo:text-align="justify" style:justify-single-word="false" fo:hyphenation-ladder-count="no-limit" style:text-autospace="none"/>
      <style:text-properties fo:font-size="11pt" fo:language="ru" fo:country="RU" style:font-size-asian="11pt" style:font-size-complex="11pt" fo:hyphenate="false" fo:hyphenation-remain-char-count="2" fo:hyphenation-push-char-count="2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Цель:</text:p>
      <text:p text:style-name="P1"><text:tab/>Целью курсового проекта является создание программы, позволяющей создавать и симулировать поведение логических схем различной сложности.</text:p>
      <text:p text:style-name="P1"/>
      <text:p text:style-name="P5">Общая идея:</text:p>
      <text:p text:style-name="P3"><text:tab/>Логическая схема состоит из различных стандартных элементов: и, или, не, и-не, и т. д. Элементов типа «лампочка», позволяющих пользователю задавать или узнавать логический уровень на входах и выходах других элементов И из сложных элементов, которые в свою очередь собраны из более простых. Так же есть некоторые специфические элементы, например 8ми-битное число (пользователь вводит число, <text:s/>элемент на выходах устанавливает логические уровни соответствующие двоичному коду этого числа)</text:p>
      <text:p text:style-name="P3"><text:tab/>Дополнительно можно создавать сложные элементы, заданные формулой, или набором формул(для нескольких выходов).</text:p>
      <text:p text:style-name="P3"><text:tab/>Так же в каждом документе хранится библиотека именованных элементов, <text:s/>которые можно легко повторно использовать (необходимо для того, чтобы можно было 1 раз создать сложный элемент а потом его многократно использовать, например собрать многоразрядный сумматор из одноразрядных). </text:p>
      <text:p text:style-name="P1"><text:tab/>Программа умеет работать с 3мя типами файлов:</text:p>
      <text:list xml:id="list41157874" text:style-name="L1">
        <text:list-item>
          <text:p text:style-name="P6">Документ — полностью собранная схема, которую можно симулировать.</text:p>
        </text:list-item>
        <text:list-item>
          <text:p text:style-name="P6">Логический элемент — созданный и сохраненный сложный элемент, который можно импортировать в библиотеку любого документа и использовать в нем.</text:p>
        </text:list-item>
        <text:list-item>
          <text:p text:style-name="P6">Библиотека элементов — набор сложных элементов. Можно импортировать целиком, или только часть.</text:p>
          <text:p text:style-name="P6"/>
        </text:list-item>
      </text:list>
      <text:p text:style-name="P5">Основные задачи и подзадачи:</text:p>
      <text:list xml:id="list41145995" text:style-name="L2">
        <text:list-item>
          <text:p text:style-name="P7">Разработка интерфейса</text:p>
        </text:list-item>
        <text:list-item>
          <text:p text:style-name="P7">Разработка вычислительной части</text:p>
        </text:list-item>
        <text:list-item>
          <text:p text:style-name="P7">Создание элементов по формуле — минимизация количества простых элементов.</text:p>
        </text:list-item>
        <text:list-item>
          <text:p text:style-name="P7">Связь между интерфейсом и вычислительной частью</text:p>
        </text:list-item>
        <text:list-item>
          <text:p text:style-name="P7">Работа с файлами</text:p>
          <text:p text:style-name="P7"/>
        </text:list-item>
      </text:list>
      <text:p text:style-name="P1">Общие предпосылки моделирования:</text:p>
      <text:p text:style-name="P1"><text:tab/>В документе есть некоторый набор «точек» в которых может быть установлен логический уровень. Всю информацию о точках и о проводах между ними хранит контроллер. Каждый элемент знает номера своих входных и выходных точек, и для вычисления результата запрашивает у контроллера значения логических уровней в них. Так же элемент может запросить контроллер изменить значение в некоторой точке. Контроллер после изменения значения в точке распространяет эти изменения на все присоединенные к данной точке части схемы, а так же добавляет в очередь все элементы, у которых изменилось состояние какого-либо входа. </text:p>
      <text:p text:style-name="P1"/>
      <text:p text:style-name="P1"/>
      <text:p text:style-name="P1"/>
      <text:p text:style-name="P1">Детальное описание подзадач.</text:p>
      <text:p text:style-name="P1"><text:tab/>Разработка интерфейса</text:p>
      <text:list xml:id="list41206290" text:continue-numbering="true" text:style-name="L2">
        <text:list-item>
          <text:list>
            <text:list-item>
              <text:p text:style-name="P7">отрисовка элементов</text:p>
            </text:list-item>
            <text:list-item>
              <text:p text:style-name="P7">проведения соединений между элементами по линиям сетки</text:p>
            </text:list-item>
            <text:list-item>
              <text:p text:style-name="P7">движение, изменение параметров элементов, соединение элементов, добавление новых</text:p>
            </text:list-item>
            <text:list-item>
              <text:p text:style-name="P7">взаимодействие с вычислительной частью</text:p>
            </text:list-item>
            <text:list-item>
              <text:p text:style-name="P7">отображение различных сообщений от вычислительной части, например о зависании</text:p>
            </text:list-item>
          </text:list>
        </text:list-item>
        <text:list-item>
          <text:p text:style-name="P7">Разработка вычислительной части</text:p>
          <text:list>
            <text:list-item>
              <text:p text:style-name="P7">идеология работы, разработка системы классов и связей между ними</text:p>
            </text:list-item>
            <text:list-item>
              <text:p text:style-name="P7">написание класса <text:span text:style-name="T1">Element</text:span></text:p>
            </text:list-item>
            <text:list-item>
              <text:p text:style-name="P7">написание наследованных от <text:span text:style-name="T1">Element </text:span>классов простых элементов(и, или, не, т. д.)</text:p>
            </text:list-item>
            <text:list-item>
              <text:p text:style-name="P7">написание класса <text:span text:style-name="T1">ComplexElement</text:span></text:p>
            </text:list-item>
            <text:list-item>
              <text:p text:style-name="P7">написание класса <text:span text:style-name="T1">Controller</text:span></text:p>
            </text:list-item>
            <text:list-item>
              <text:p text:style-name="P7">написание класса <text:span text:style-name="T1">ElementLibrary – </text:span>библиотека элементов</text:p>
            </text:list-item>
            <text:list-item>
              <text:p text:style-name="P7">реализация вычислений в отдельном потоке</text:p>
            </text:list-item>
          </text:list>
        </text:list-item>
        <text:list-item>
          <text:p text:style-name="P7">Работа с файлами</text:p>
          <text:list>
            <text:list-item>
              <text:p text:style-name="P7">разработка формата хранения (используется <text:span text:style-name="T1">Xml</text:span>)</text:p>
            </text:list-item>
            <text:list-item>
              <text:p text:style-name="P7">реализация чтения и записи документов, эелементов и библиотек</text:p>
            </text:list-item>
          </text:list>
        </text:list-item>
      </text:list>
      <text:p text:style-name="P1"/>
      <text:p text:style-name="P1"><text:soft-page-break/><text:tab/></text:p>
      <text:p text:style-name="P1"/>
      <text:p text:style-name="P8">Используемые программные и технические средства</text:p>
      <text:p text:style-name="P2"><text:tab/>Операционная система <text:span text:style-name="T1">Windows 7</text:span></text:p>
      <text:p text:style-name="P4"><text:tab/>Для написания программы используется кросплатформенная библиотека <text:span text:style-name="T1">Qt, </text:span>т.ч. возможна компиляция под различные операционный системы, но при разработке будет проверяться работоспособность только под <text:span text:style-name="T1">Windows </text:span>из-за нехватки времен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OpenSymbol" svg:font-family="OpenSymbo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3-17T18:45:52.75</meta:creation-date>
    <dc:date>2011-03-20T21:07:52.03</dc:date>
    <meta:editing-duration>PT05H49M20S</meta:editing-duration>
    <meta:editing-cycles>63</meta:editing-cycles>
    <meta:generator>OpenOffice.org/3.1$Win32 OpenOffice.org_project/310m19$Build-9420</meta:generator>
    <meta:document-statistic meta:table-count="0" meta:image-count="0" meta:object-count="0" meta:page-count="2" meta:paragraph-count="40" meta:word-count="447" meta:character-count="3351"/>
  </office:meta>
</office:document-meta>
</file>